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7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ce2"/>
        <table:table-row table:style-name="ro2">
          <table:table-cell table:style-name="ce1" office:value-type="string">
            <text:p>mov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tartup</text:p>
          </table:table-cell>
          <table:table-cell table:style-name="ce1" office:value-type="string">
            <text:p>guard</text:p>
          </table:table-cell>
          <table:table-cell table:style-name="ce1" office:value-type="string">
            <text:p>h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gh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.2">
            <text:p>1,2</text:p>
          </table:table-cell>
          <table:table-cell office:value-type="string">
            <text:p>high,high</text:p>
          </table:table-cell>
          <table:table-cell office:value-type="float" office:value="8.9">
            <text:p>8,9</text:p>
          </table:table-cell>
          <table:table-cell table:style-name="ce3" office:value-type="string">
            <text:p>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1,2,1</text:p>
          </table:table-cell>
          <table:table-cell office:value-type="string">
            <text:p>high,high,mid</text:p>
          </table:table-cell>
          <table:table-cell office:value-type="string">
            <text:p>8,9,8</text:p>
          </table:table-cell>
          <table:table-cell table:style-name="ce3" office:value-type="string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,2,1,2</text:p>
          </table:table-cell>
          <table:table-cell office:value-type="string">
            <text:p>high,high,mid,mid</text:p>
          </table:table-cell>
          <table:table-cell office:value-type="string">
            <text:p>8,9,8,16</text:p>
          </table:table-cell>
          <table:table-cell table:style-name="ce3" office:value-type="string">
            <text:p>0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1,2,3</text:p>
          </table:table-cell>
          <table:table-cell office:value-type="string">
            <text:p>high,high,mid</text:p>
          </table:table-cell>
          <table:table-cell office:value-type="string">
            <text:p>8,9,21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,2,4</text:p>
          </table:table-cell>
          <table:table-cell office:value-type="string">
            <text:p>high,high,high</text:p>
          </table:table-cell>
          <table:table-cell office:value-type="string">
            <text:p>8,9,26</text:p>
          </table:table-cell>
          <table:table-cell table:style-name="ce3" office:value-type="string">
            <text:p>0</text:p>
          </table:table-cell>
          <table:table-cell office:value-type="float" office:value="-14">
            <text:p>-14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1,2,d4</text:p>
          </table:table-cell>
          <table:table-cell office:value-type="string">
            <text:p>high,high,low</text:p>
          </table:table-cell>
          <table:table-cell office:value-type="string">
            <text:p>8,9,9</text:p>
          </table:table-cell>
          <table:table-cell table:style-name="ce3" office:value-type="string">
            <text:p>0</text:p>
          </table:table-cell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string">
            <text:p>1,2,d4,3</text:p>
          </table:table-cell>
          <table:table-cell office:value-type="string">
            <text:p>high,high,low,high</text:p>
          </table:table-cell>
          <table:table-cell office:value-type="string">
            <text:p>8,9,9,25</text:p>
          </table:table-cell>
          <table:table-cell table:style-name="ce3" office:value-type="string">
            <text:p>0</text:p>
          </table:table-cell>
          <table:table-cell office:value-type="float" office:value="-4">
            <text:p>-4</text:p>
          </table:table-cell>
          <table:table-cell office:value-type="string">
            <text:p>D</text:p>
          </table:table-cell>
        </table:table-row>
        <table:table-row table:style-name="ro2">
          <table:table-cell office:value-type="float" office:value="1.4">
            <text:p>1,4</text:p>
          </table:table-cell>
          <table:table-cell office:value-type="string">
            <text:p>high,high</text:p>
          </table:table-cell>
          <table:table-cell office:value-type="float" office:value="8.12">
            <text:p>8,12</text:p>
          </table:table-cell>
          <table:table-cell table:style-name="ce3" office:value-type="string">
            <text:p>0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1,4,3</text:p>
          </table:table-cell>
          <table:table-cell office:value-type="string">
            <text:p>high,high,mid</text:p>
          </table:table-cell>
          <table:table-cell office:value-type="string">
            <text:p>8,12,14</text:p>
          </table:table-cell>
          <table:table-cell table:style-name="ce3" office:value-type="string">
            <text:p>0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.3">
            <text:p>2,3</text:p>
          </table:table-cell>
          <table:table-cell office:value-type="string">
            <text:p>high,mid</text:p>
          </table:table-cell>
          <table:table-cell office:value-type="float" office:value="9.21">
            <text:p>9,21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4">
            <text:p>2,4</text:p>
          </table:table-cell>
          <table:table-cell office:value-type="string">
            <text:p>high,high,特殊</text:p>
          </table:table-cell>
          <table:table-cell office:value-type="float" office:value="9.26">
            <text:p>9,26</text:p>
          </table:table-cell>
          <table:table-cell table:style-name="ce3" office:value-type="string">
            <text:p>0</text:p>
          </table:table-cell>
          <table:table-cell office:value-type="float" office:value="11">
            <text:p>11</text:p>
          </table:table-cell>
          <table:table-cell office:value-type="string">
            <text:p>+21G</text:p>
          </table:table-cell>
        </table:table-row>
        <table:table-row table:style-name="ro2">
          <table:table-cell office:value-type="float" office:value="2.4">
            <text:p>2,4</text:p>
          </table:table-cell>
          <table:table-cell office:value-type="string">
            <text:p>high,high,特殊</text:p>
          </table:table-cell>
          <table:table-cell office:value-type="float" office:value="9.26">
            <text:p>9,26</text:p>
          </table:table-cell>
          <table:table-cell table:style-name="ce3" office:value-type="string">
            <text:p>0</text:p>
          </table:table-cell>
          <table:table-cell office:value-type="float" office:value="-14">
            <text:p>-14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2,d4</text:p>
          </table:table-cell>
          <table:table-cell office:value-type="string">
            <text:p>high,low</text:p>
          </table:table-cell>
          <table:table-cell office:value-type="float" office:value="9.9">
            <text:p>9,9</text:p>
          </table:table-cell>
          <table:table-cell table:style-name="ce3" office:value-type="string">
            <text:p>0</text:p>
          </table:table-cell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string">
            <text:p>2,d4,3</text:p>
          </table:table-cell>
          <table:table-cell office:value-type="string">
            <text:p>high,low,high</text:p>
          </table:table-cell>
          <table:table-cell office:value-type="string">
            <text:p>9,9,25</text:p>
          </table:table-cell>
          <table:table-cell table:style-name="ce3" office:value-type="string">
            <text:p>0</text:p>
          </table:table-cell>
          <table:table-cell office:value-type="float" office:value="-6">
            <text:p>-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table:number-columns-repeated="2" office:value-type="float" office:value="13">
            <text:p>13</text:p>
          </table:table-cell>
          <table:table-cell office:value-type="float" office:value="-8">
            <text:p>-8</text:p>
          </table:table-cell>
          <table:table-cell office:value-type="string">
            <text:p>+3～+4</text:p>
          </table:table-cell>
        </table:table-row>
        <table:table-row table:style-name="ro2">
          <table:table-cell office:value-type="float" office:value="3.2">
            <text:p>3,2</text:p>
          </table:table-cell>
          <table:table-cell office:value-type="string">
            <text:p>mid,mid</text:p>
          </table:table-cell>
          <table:table-cell office:value-type="float" office:value="13.21">
            <text:p>13,21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string">
            <text:p>+6～+7</text:p>
          </table:table-cell>
        </table:table-row>
        <table:table-row table:style-name="ro2">
          <table:table-cell office:value-type="float" office:value="3.3">
            <text:p>3,3</text:p>
          </table:table-cell>
          <table:table-cell office:value-type="string">
            <text:p>mid,high</text:p>
          </table:table-cell>
          <table:table-cell office:value-type="float" office:value="13.25">
            <text:p>13,25</text:p>
          </table:table-cell>
          <table:table-cell table:style-name="ce3" office:value-type="string">
            <text:p>0</text:p>
          </table:table-cell>
          <table:table-cell office:value-type="float" office:value="-6">
            <text:p>-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igh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-9">
            <text:p>-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4~f</text:p>
          </table:table-cell>
          <table:table-cell office:value-type="string">
            <text:p>high</text:p>
          </table:table-cell>
          <table:table-cell office:value-type="float" office:value="26">
            <text:p>26</text:p>
          </table:table-cell>
          <table:table-cell office:value-type="string">
            <text:p>18</text:p>
            <text:p/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3+4</text:p>
          </table:table-cell>
          <table:table-cell office:value-type="string">
            <text:p>high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2</text:p>
          </table:table-cell>
          <table:table-cell office:value-type="string">
            <text:p>high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office:value-type="string">
            <text:p>+3～+4</text:p>
          </table:table-cell>
        </table:table-row>
        <table:table-row table:style-name="ro2">
          <table:table-cell office:value-type="string">
            <text:p>f2,3</text:p>
          </table:table-cell>
          <table:table-cell office:value-type="string">
            <text:p>high,low</text:p>
          </table:table-cell>
          <table:table-cell office:value-type="float" office:value="12.15">
            <text:p>12,15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2,4</text:p>
          </table:table-cell>
          <table:table-cell office:value-type="string">
            <text:p>high,high</text:p>
          </table:table-cell>
          <table:table-cell office:value-type="float" office:value="12.26">
            <text:p>12,26</text:p>
          </table:table-cell>
          <table:table-cell table:style-name="ce3" office:value-type="string">
            <text:p>0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3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f3,1</text:p>
          </table:table-cell>
          <table:table-cell office:value-type="string">
            <text:p>mid,high</text:p>
          </table:table-cell>
          <table:table-cell office:value-type="float" office:value="21.9">
            <text:p>21,9</text:p>
          </table:table-cell>
          <table:table-cell table:style-name="ce3" office:value-type="string">
            <text:p>0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4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4,3</text:p>
          </table:table-cell>
          <table:table-cell office:value-type="string">
            <text:p>mid,mid</text:p>
          </table:table-cell>
          <table:table-cell office:value-type="float" office:value="18.16">
            <text:p>18,16</text:p>
          </table:table-cell>
          <table:table-cell table:style-name="ce3" office:value-type="string">
            <text:p>0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4,3,4</text:p>
          </table:table-cell>
          <table:table-cell office:value-type="string">
            <text:p>mid,mid,high</text:p>
          </table:table-cell>
          <table:table-cell office:value-type="string">
            <text:p>18,16,24</text:p>
          </table:table-cell>
          <table:table-cell table:style-name="ce3" office:value-type="string">
            <text:p>0</text:p>
          </table:table-cell>
          <table:table-cell office:value-type="float" office:value="10">
            <text:p>10</text:p>
          </table:table-cell>
          <table:table-cell office:value-type="string">
            <text:p>+20G</text:p>
          </table:table-cell>
        </table:table-row>
        <table:table-row table:style-name="ro2">
          <table:table-cell office:value-type="string">
            <text:p>f4,3,4</text:p>
          </table:table-cell>
          <table:table-cell office:value-type="string">
            <text:p>mid,mid,high</text:p>
          </table:table-cell>
          <table:table-cell office:value-type="string">
            <text:p>18,16,24</text:p>
          </table:table-cell>
          <table:table-cell table:style-name="ce3" office:value-type="string">
            <text:p>0</text:p>
          </table:table-cell>
          <table:table-cell office:value-type="float" office:value="-15">
            <text:p>-15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string">
            <text:p>f1+2</text:p>
          </table:table-cell>
          <table:table-cell office:value-type="string">
            <text:p>high</text:p>
          </table:table-cell>
          <table:table-cell office:value-type="float" office:value="25">
            <text:p>25</text:p>
          </table:table-cell>
          <table:table-cell office:value-type="string">
            <text:p>17～18</text:p>
          </table:table-cell>
          <table:table-cell office:value-type="float" office:value="2">
            <text:p>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3+4</text:p>
          </table:table-cell>
          <table:table-cell office:value-type="string">
            <text:p>mid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7">
            <text:p>-7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f1</text:p>
          </table:table-cell>
          <table:table-cell office:value-type="string">
            <text:p>mid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f1,1</text:p>
          </table:table-cell>
          <table:table-cell office:value-type="string">
            <text:p>mid,high</text:p>
          </table:table-cell>
          <table:table-cell office:value-type="float" office:value="19.14">
            <text:p>19,14</text:p>
          </table:table-cell>
          <table:table-cell table:style-name="ce3" office:value-type="string">
            <text:p>0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f1,2</text:p>
          </table:table-cell>
          <table:table-cell office:value-type="string">
            <text:p>mid,mid</text:p>
          </table:table-cell>
          <table:table-cell office:value-type="float" office:value="19.14">
            <text:p>19,14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f1,2,1</text:p>
          </table:table-cell>
          <table:table-cell office:value-type="string">
            <text:p>mid,mid,high</text:p>
          </table:table-cell>
          <table:table-cell office:value-type="string">
            <text:p>19,14,14</text:p>
          </table:table-cell>
          <table:table-cell table:style-name="ce3" office:value-type="string">
            <text:p>0</text:p>
          </table:table-cell>
          <table:table-cell office:value-type="float" office:value="-5">
            <text:p>-5</text:p>
          </table:table-cell>
          <table:table-cell office:value-type="string">
            <text:p>+3～+4</text:p>
          </table:table-cell>
        </table:table-row>
        <table:table-row table:style-name="ro2">
          <table:table-cell office:value-type="string">
            <text:p>df1,2,1,4</text:p>
          </table:table-cell>
          <table:table-cell office:value-type="string">
            <text:p>mid,mid,high,mid</text:p>
          </table:table-cell>
          <table:table-cell office:value-type="string">
            <text:p>19,14,14,26</text:p>
          </table:table-cell>
          <table:table-cell table:style-name="ce3" office:value-type="string">
            <text:p>0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f1,4</text:p>
          </table:table-cell>
          <table:table-cell office:value-type="string">
            <text:p>mid,low</text:p>
          </table:table-cell>
          <table:table-cell office:value-type="float" office:value="19.14">
            <text:p>19,14</text:p>
          </table:table-cell>
          <table:table-cell table:style-name="ce3" office:value-type="string">
            <text:p>0</text:p>
          </table:table-cell>
          <table:table-cell office:value-type="float" office:value="-16">
            <text:p>-16</text:p>
          </table:table-cell>
          <table:table-cell office:value-type="string">
            <text:p>0?</text:p>
          </table:table-cell>
        </table:table-row>
        <table:table-row table:style-name="ro2">
          <table:table-cell office:value-type="string">
            <text:p>df1, 3~3</text:p>
          </table:table-cell>
          <table:table-cell office:value-type="string">
            <text:p>mid,mid</text:p>
          </table:table-cell>
          <table:table-cell office:value-type="float" office:value="19.24">
            <text:p>19,24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f2</text:p>
          </table:table-cell>
          <table:table-cell office:value-type="string">
            <text:p>mi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df3</text:p>
          </table:table-cell>
          <table:table-cell office:value-type="string">
            <text:p>low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f3,1</text:p>
          </table:table-cell>
          <table:table-cell office:value-type="string">
            <text:p>low,mid</text:p>
          </table:table-cell>
          <table:table-cell office:value-type="float" office:value="14.38">
            <text:p>14,38</text:p>
          </table:table-cell>
          <table:table-cell table:style-name="ce3" office:value-type="string">
            <text:p>0</text:p>
          </table:table-cell>
          <table:table-cell office:value-type="float" office:value="-32">
            <text:p>-32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df4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14">
            <text:p>-14</text:p>
          </table:table-cell>
          <table:table-cell office:value-type="float" office:value="-9">
            <text:p>-9</text:p>
          </table:table-cell>
        </table:table-row>
        <table:table-row table:style-name="ro2">
          <table:table-cell office:value-type="string">
            <text:p>df3+4</text:p>
          </table:table-cell>
          <table:table-cell office:value-type="string">
            <text:p>mid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f3+4,3</text:p>
          </table:table-cell>
          <table:table-cell office:value-type="string">
            <text:p>mid,mid</text:p>
          </table:table-cell>
          <table:table-cell office:value-type="float" office:value="8.4">
            <text:p>8,4</text:p>
          </table:table-cell>
          <table:table-cell table:style-name="ce3" office:value-type="string">
            <text:p>0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f3+4,3,3</text:p>
          </table:table-cell>
          <table:table-cell office:value-type="string">
            <text:p>mid,mid,mid</text:p>
          </table:table-cell>
          <table:table-cell office:value-type="string">
            <text:p>8,4,4</text:p>
          </table:table-cell>
          <table:table-cell table:style-name="ce3" office:value-type="string">
            <text:p>0</text:p>
          </table:table-cell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string">
            <text:p>df3+4,3,3,3</text:p>
          </table:table-cell>
          <table:table-cell office:value-type="string">
            <text:p>mid,mid,mid,mid</text:p>
          </table:table-cell>
          <table:table-cell office:value-type="string">
            <text:p>8,4,4,4</text:p>
          </table:table-cell>
          <table:table-cell table:style-name="ce3" office:value-type="string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f3+4,3,3,3,</text:p>
            <text:p>3</text:p>
          </table:table-cell>
          <table:table-cell office:value-type="string">
            <text:p>mid,mid,mid,mid,mid</text:p>
          </table:table-cell>
          <table:table-cell office:value-type="string">
            <text:p>8,4,4,4,24</text:p>
          </table:table-cell>
          <table:table-cell table:style-name="ce3" office:value-type="string">
            <text:p>0</text:p>
          </table:table-cell>
          <table:table-cell office:value-type="float" office:value="-20">
            <text:p>-20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mid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string">
            <text:p>+3S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string">
            <text:p>low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-17">
            <text:p>-17</text:p>
          </table:table-cell>
          <table:table-cell office:value-type="float" office:value="-6">
            <text:p>-6</text:p>
          </table:table-cell>
        </table:table-row>
        <table:table-row table:style-name="ro2">
          <table:table-cell office:value-type="string">
            <text:p>d3,4</text:p>
          </table:table-cell>
          <table:table-cell office:value-type="string">
            <text:p>low,high</text:p>
          </table:table-cell>
          <table:table-cell office:value-type="float" office:value="13.18">
            <text:p>13,18</text:p>
          </table:table-cell>
          <table:table-cell table:style-name="ce3" office:value-type="string">
            <text:p>0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 office:value-type="string">
            <text:p>d3,4</text:p>
          </table:table-cell>
          <table:table-cell office:value-type="string">
            <text:p>low,high</text:p>
          </table:table-cell>
          <table:table-cell office:value-type="float" office:value="13.19">
            <text:p>13,19</text:p>
          </table:table-cell>
          <table:table-cell table:style-name="ce3" office:value-type="string">
            <text:p>0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d3,4~f</text:p>
          </table:table-cell>
          <table:table-cell office:value-type="string">
            <text:p>low,high</text:p>
          </table:table-cell>
          <table:table-cell office:value-type="float" office:value="13.26">
            <text:p>13,26</text:p>
          </table:table-cell>
          <table:table-cell table:style-name="ce3" office:value-type="string">
            <text:p>0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string">
            <text:p>low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string">
            <text:p>d3+4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db2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b2,1</text:p>
          </table:table-cell>
          <table:table-cell office:value-type="string">
            <text:p>mid,mid</text:p>
          </table:table-cell>
          <table:table-cell office:value-type="float" office:value="14.12">
            <text:p>14,12</text:p>
          </table:table-cell>
          <table:table-cell table:style-name="ce3" office:value-type="string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b2,1,4</text:p>
          </table:table-cell>
          <table:table-cell office:value-type="string">
            <text:p>mid,mid,mid</text:p>
          </table:table-cell>
          <table:table-cell office:value-type="string">
            <text:p>14,12,24</text:p>
          </table:table-cell>
          <table:table-cell table:style-name="ce3" office:value-type="string">
            <text:p>0</text:p>
          </table:table-cell>
          <table:table-cell office:value-type="float" office:value="-16">
            <text:p>-1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b3</text:p>
          </table:table-cell>
          <table:table-cell office:value-type="string">
            <text:p>low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-16">
            <text:p>-16</text:p>
          </table:table-cell>
          <table:table-cell office:value-type="float" office:value="-6">
            <text:p>-6</text:p>
          </table:table-cell>
        </table:table-row>
        <table:table-row table:style-name="ro2">
          <table:table-cell office:value-type="string">
            <text:p>db3,4~f</text:p>
          </table:table-cell>
          <table:table-cell office:value-type="string">
            <text:p>low,high</text:p>
          </table:table-cell>
          <table:table-cell office:value-type="float" office:value="13.26">
            <text:p>13,26</text:p>
          </table:table-cell>
          <table:table-cell table:style-name="ce3" office:value-type="string">
            <text:p>0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b4</text:p>
          </table:table-cell>
          <table:table-cell office:value-type="string">
            <text:p>high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-15">
            <text:p>-15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db3+4</text:p>
          </table:table-cell>
          <table:table-cell office:value-type="string">
            <text:p>low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-11">
            <text:p>-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1</text:p>
          </table:table-cell>
          <table:table-cell office:value-type="string">
            <text:p>high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1,2</text:p>
          </table:table-cell>
          <table:table-cell office:value-type="string">
            <text:p>high,high</text:p>
          </table:table-cell>
          <table:table-cell office:value-type="float" office:value="12.14">
            <text:p>12,14</text:p>
          </table:table-cell>
          <table:table-cell table:style-name="ce3" office:value-type="string">
            <text:p>0</text:p>
          </table:table-cell>
          <table:table-cell office:value-type="float" office:value="-8">
            <text:p>-8</text:p>
          </table:table-cell>
          <table:table-cell office:value-type="string">
            <text:p>+3～+4</text:p>
          </table:table-cell>
        </table:table-row>
        <table:table-row table:style-name="ro2">
          <table:table-cell office:value-type="string">
            <text:p>b1,2,1</text:p>
          </table:table-cell>
          <table:table-cell office:value-type="string">
            <text:p>high,high,mid</text:p>
          </table:table-cell>
          <table:table-cell office:value-type="string">
            <text:p>12,14,25</text:p>
          </table:table-cell>
          <table:table-cell table:style-name="ce3" office:value-type="string">
            <text:p>0</text:p>
          </table:table-cell>
          <table:table-cell office:value-type="float" office:value="-13">
            <text:p>-13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2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string">
            <text:p>high</text:p>
          </table:table-cell>
          <table:table-cell office:value-type="string">
            <text:p>21(,20)</text:p>
          </table:table-cell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3,2</text:p>
          </table:table-cell>
          <table:table-cell office:value-type="string">
            <text:p>high,high</text:p>
          </table:table-cell>
          <table:table-cell office:value-type="float" office:value="21.21">
            <text:p>21,21</text:p>
          </table:table-cell>
          <table:table-cell table:style-name="ce3" office:value-type="string">
            <text:p>0</text:p>
          </table:table-cell>
          <table:table-cell office:value-type="string">
            <text:p>-</text:p>
          </table:table-cell>
          <table:table-cell table:style-name="ce3"/>
        </table:table-row>
        <table:table-row table:style-name="ro2">
          <table:table-cell office:value-type="string">
            <text:p>b3,4</text:p>
          </table:table-cell>
          <table:table-cell office:value-type="string">
            <text:p>high,mid</text:p>
          </table:table-cell>
          <table:table-cell office:value-type="float" office:value="21.2">
            <text:p>21,2</text:p>
          </table:table-cell>
          <table:table-cell table:style-name="ce3" office:value-type="string">
            <text:p>0</text:p>
          </table:table-cell>
          <table:table-cell office:value-type="float" office:value="-14">
            <text:p>-14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4</text:p>
          </table:table-cell>
          <table:table-cell office:value-type="string">
            <text:p>mi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4,3</text:p>
          </table:table-cell>
          <table:table-cell office:value-type="string">
            <text:p>mid,mid</text:p>
          </table:table-cell>
          <table:table-cell office:value-type="float" office:value="16.16">
            <text:p>16,16</text:p>
          </table:table-cell>
          <table:table-cell table:style-name="ce3" office:value-type="string">
            <text:p>0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4,3,4</text:p>
          </table:table-cell>
          <table:table-cell office:value-type="string">
            <text:p>mid,mid,mid</text:p>
          </table:table-cell>
          <table:table-cell office:value-type="string">
            <text:p>16,16,27</text:p>
          </table:table-cell>
          <table:table-cell table:style-name="ce3" office:value-type="string">
            <text:p>0</text:p>
          </table:table-cell>
          <table:table-cell office:value-type="float" office:value="-16">
            <text:p>-1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4,3,4</text:p>
          </table:table-cell>
          <table:table-cell office:value-type="string">
            <text:p>mid,mid,mid</text:p>
          </table:table-cell>
          <table:table-cell office:value-type="string">
            <text:p>16,16,21</text:p>
          </table:table-cell>
          <table:table-cell table:style-name="ce3" office:value-type="string">
            <text:p>0</text:p>
          </table:table-cell>
          <table:table-cell office:value-type="float" office:value="-24">
            <text:p>-24</text:p>
          </table:table-cell>
          <table:table-cell office:value-type="string">
            <text:p>-13～-11</text:p>
          </table:table-cell>
        </table:table-row>
        <table:table-row table:style-name="ro2">
          <table:table-cell office:value-type="string">
            <text:p>b4,3,d4</text:p>
          </table:table-cell>
          <table:table-cell office:value-type="string">
            <text:p>mid,mid,low</text:p>
          </table:table-cell>
          <table:table-cell office:value-type="string">
            <text:p>16,16,14</text:p>
          </table:table-cell>
          <table:table-cell table:style-name="ce3" office:value-type="string">
            <text:p>0</text:p>
          </table:table-cell>
          <table:table-cell office:value-type="float" office:value="-13">
            <text:p>-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4,3,</text:p>
            <text:p>2【4,4】</text:p>
          </table:table-cell>
          <table:table-cell office:value-type="string">
            <text:p>mid,mid,mid</text:p>
          </table:table-cell>
          <table:table-cell office:value-type="string">
            <text:p>16,16,24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1+2</text:p>
          </table:table-cell>
          <table:table-cell office:value-type="string">
            <text:p>high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2+3</text:p>
          </table:table-cell>
          <table:table-cell office:value-type="string">
            <text:p>ub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string">
            <text:p>kd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b3+4</text:p>
          </table:table-cell>
          <table:table-cell/>
          <table:table-cell table:style-name="ce3"/>
          <table:table-cell table:style-name="ce3" office:value-type="string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>
            <text:p>ub3+4,4</text:p>
          </table:table-cell>
          <table:table-cell office:value-type="string">
            <text:p>high</text:p>
          </table:table-cell>
          <table:table-cell office:value-type="float" office:value="31">
            <text:p>31</text:p>
          </table:table-cell>
          <table:table-cell office:value-type="string">
            <text:p>31</text:p>
            <text:p/>
          </table:table-cell>
          <table:table-cell office:value-type="float" office:value="4">
            <text:p>4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f1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office:value-type="string">
            <text:p>+8～+9S</text:p>
          </table:table-cell>
        </table:table-row>
        <table:table-row table:style-name="ro2">
          <table:table-cell office:value-type="string">
            <text:p>uf3</text:p>
          </table:table-cell>
          <table:table-cell office:value-type="string">
            <text:p>mid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f1+2</text:p>
          </table:table-cell>
          <table:table-cell office:value-type="string">
            <text:p>mid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-3">
            <text:p>-3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f3+4</text:p>
          </table:table-cell>
          <table:table-cell office:value-type="string">
            <text:p>mid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-20">
            <text:p>-20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f2</text:p>
          </table:table-cell>
          <table:table-cell office:value-type="string">
            <text:p>high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f3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f4</text:p>
          </table:table-cell>
          <table:table-cell office:value-type="string">
            <text:p>mid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f1+2</text:p>
          </table:table-cell>
          <table:table-cell office:value-type="string">
            <text:p>mid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f4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-11">
            <text:p>-11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fff3</text:p>
          </table:table-cell>
          <table:table-cell office:value-type="string">
            <text:p>mid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ws1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-6">
            <text:p>-6</text:p>
          </table:table-cell>
          <table:table-cell office:value-type="string">
            <text:p>+5～+6</text:p>
          </table:table-cell>
        </table:table-row>
        <table:table-row table:style-name="ro2">
          <table:table-cell office:value-type="string">
            <text:p>ws2</text:p>
          </table:table-cell>
          <table:table-cell office:value-type="string">
            <text:p>mid</text:p>
          </table:table-cell>
          <table:table-cell office:value-type="string">
            <text:p>15?</text:p>
          </table:table-cell>
          <table:table-cell office:value-type="float" office:value="13">
            <text:p>13</text:p>
          </table:table-cell>
          <table:table-cell office:value-type="float" office:value="-12">
            <text:p>-12</text:p>
          </table:table-cell>
          <table:table-cell office:value-type="string">
            <text:p>-9～-8</text:p>
          </table:table-cell>
        </table:table-row>
        <table:table-row table:style-name="ro2">
          <table:table-cell office:value-type="string">
            <text:p>ws2,1</text:p>
          </table:table-cell>
          <table:table-cell office:value-type="string">
            <text:p>mid,high</text:p>
          </table:table-cell>
          <table:table-cell office:value-type="string">
            <text:p>15,19?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ws3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c df3</text:p>
          </table:table-cell>
          <table:table-cell office:value-type="string">
            <text:p>low</text:p>
          </table:table-cell>
          <table:table-cell table:number-columns-repeated="2" office:value-type="float" office:value="21">
            <text:p>21</text:p>
          </table:table-cell>
          <table:table-cell office:value-type="float" office:value="-17">
            <text:p>-1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Fc ddf 1</text:p>
          </table:table-cell>
          <table:table-cell office:value-type="string">
            <text:p>mid</text:p>
          </table:table-cell>
          <table:table-cell office:value-type="float" office:value="32">
            <text:p>32</text:p>
          </table:table-cell>
          <table:table-cell office:value-type="string">
            <text:p>28</text:p>
            <text:p/>
          </table:table-cell>
          <table:table-cell office:value-type="float" office:value="1">
            <text:p>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ss4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string">
            <text:p>17</text:p>
            <text:p/>
          </table:table-cell>
          <table:table-cell office:value-type="float" office:value="-12">
            <text:p>-12</text:p>
          </table:table-cell>
          <table:table-cell office:value-type="string">
            <text:p>-1～0</text:p>
          </table:table-cell>
        </table:table-row>
        <table:table-row table:style-name="ro2">
          <table:table-cell office:value-type="string">
            <text:p>ss4,1</text:p>
          </table:table-cell>
          <table:table-cell office:value-type="string">
            <text:p>mid,high</text:p>
          </table:table-cell>
          <table:table-cell office:value-type="float" office:value="18.24">
            <text:p>18,24</text:p>
          </table:table-cell>
          <table:table-cell table:style-name="ce3" office:value-type="string">
            <text:p>0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ss4,4</text:p>
          </table:table-cell>
          <table:table-cell office:value-type="string">
            <text:p>mid,mid</text:p>
          </table:table-cell>
          <table:table-cell office:value-type="float" office:value="18.26">
            <text:p>18,26</text:p>
          </table:table-cell>
          <table:table-cell table:style-name="ce3" office:value-type="string">
            <text:p>0</text:p>
          </table:table-cell>
          <table:table-cell office:value-type="float" office:value="-15">
            <text:p>-15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ss1+2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-5">
            <text:p>-5</text:p>
          </table:table-cell>
          <table:table-cell office:value-type="string">
            <text:p>+6～+7</text:p>
          </table:table-cell>
        </table:table-row>
        <table:table-row table:style-name="ro2">
          <table:table-cell office:value-type="string">
            <text:p>Muay Thai Stance 1</text:p>
          </table:table-cell>
          <table:table-cell office:value-type="string">
            <text:p>high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-20">
            <text:p>-20</text:p>
          </table:table-cell>
          <table:table-cell office:value-type="string">
            <text:p>-9～-8</text:p>
          </table:table-cell>
        </table:table-row>
        <table:table-row table:style-name="ro2">
          <table:table-cell office:value-type="string">
            <text:p>Muay Thai Stance</text:p>
            <text:p>1,4</text:p>
          </table:table-cell>
          <table:table-cell office:value-type="string">
            <text:p>high,mid</text:p>
          </table:table-cell>
          <table:table-cell office:value-type="float" office:value="14.28">
            <text:p>14,28</text:p>
          </table:table-cell>
          <table:table-cell table:style-name="ce3" office:value-type="string">
            <text:p>0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Muay Thai Stance 2</text:p>
          </table:table-cell>
          <table:table-cell office:value-type="string">
            <text:p>high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-3">
            <text:p>-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uay Thai Stance 3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Muay Thai Stance 4</text:p>
          </table:table-cell>
          <table:table-cell office:value-type="string">
            <text:p>low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string">
            <text:p>-2～-1</text:p>
          </table:table-cell>
        </table:table-row>
        <table:table-row table:style-name="ro2">
          <table:table-cell office:value-type="string">
            <text:p>Muay Thai Stance f1</text:p>
          </table:table-cell>
          <table:table-cell office:value-type="string">
            <text:p>mid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-9">
            <text:p>-9</text:p>
          </table:table-cell>
          <table:table-cell office:value-type="string">
            <text:p>+4?S</text:p>
          </table:table-cell>
        </table:table-row>
        <table:table-row table:style-name="ro2">
          <table:table-cell office:value-type="string">
            <text:p>cd1</text:p>
          </table:table-cell>
          <table:table-cell office:value-type="string">
            <text:p>mid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d1,2</text:p>
          </table:table-cell>
          <table:table-cell office:value-type="string">
            <text:p>mid,high</text:p>
          </table:table-cell>
          <table:table-cell office:value-type="float" office:value="9.18">
            <text:p>9,18</text:p>
          </table:table-cell>
          <table:table-cell table:style-name="ce3" office:value-type="string">
            <text:p>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d1,4</text:p>
          </table:table-cell>
          <table:table-cell office:value-type="string">
            <text:p>mid,mid</text:p>
          </table:table-cell>
          <table:table-cell office:value-type="float" office:value="9.25">
            <text:p>9,25</text:p>
          </table:table-cell>
          <table:table-cell table:style-name="ce3" office:value-type="string">
            <text:p>0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cd2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-14">
            <text:p>-14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cd3</text:p>
          </table:table-cell>
          <table:table-cell office:value-type="string">
            <text:p>lowCS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-14">
            <text:p>-14</text:p>
          </table:table-cell>
          <table:table-cell office:value-type="string">
            <text:p>+4?</text:p>
          </table:table-cell>
        </table:table-row>
        <table:table-row table:style-name="ro2">
          <table:table-cell office:value-type="string">
            <text:p>cd4</text:p>
          </table:table-cell>
          <table:table-cell office:value-type="string">
            <text:p>mid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office:value-type="string">
            <text:p>+5～+6</text:p>
          </table:table-cell>
        </table:table-row>
        <table:table-row table:style-name="ro2">
          <table:table-cell office:value-type="string">
            <text:p>cd3+4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cd3+4,3+4</text:p>
          </table:table-cell>
          <table:table-cell office:value-type="string">
            <text:p>mid,mid</text:p>
          </table:table-cell>
          <table:table-cell office:value-type="float" office:value="30.3">
            <text:p>30,3</text:p>
          </table:table-cell>
          <table:table-cell table:style-name="ce3" office:value-type="string">
            <text:p>0</text:p>
          </table:table-cell>
          <table:table-cell office:value-type="float" office:value="-17">
            <text:p>-17</text:p>
          </table:table-cell>
          <table:table-cell office:value-type="string">
            <text:p>k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>
        <table:named-expression table:name="cc" table:base-cell-address="$Sheet1.$A$92" table:expression="$Sheet1.$#REF!$87"/>
        <table:named-expression table:name="footnote1" table:base-cell-address="$Sheet1.$I$6" table:expression="$Sheet1.$#REF!$6"/>
        <table:named-expression table:name="footnote10" table:base-cell-address="$Sheet1.$I$91" table:expression="$Sheet1.$#REF!$86"/>
        <table:named-expression table:name="footnote11" table:base-cell-address="$Sheet1.$I$112" table:expression="$Sheet1.$#REF!$105"/>
        <table:named-expression table:name="footnote12" table:base-cell-address="$Sheet1.$I$123" table:expression="$Sheet1.$#REF!$115"/>
        <table:named-expression table:name="footnote13" table:base-cell-address="$Sheet1.$I$125" table:expression="$Sheet1.$#REF!$117"/>
        <table:named-expression table:name="footnote14" table:base-cell-address="$Sheet1.$I$126" table:expression="$Sheet1.$#REF!$118"/>
        <table:named-expression table:name="footnote2" table:base-cell-address="$Sheet1.$I$14" table:expression="$Sheet1.$#REF!$13"/>
        <table:named-expression table:name="footnote3" table:base-cell-address="$Sheet1.$I$20" table:expression="$Sheet1.$#REF!$19"/>
        <table:named-expression table:name="footnote4" table:base-cell-address="$Sheet1.$I$29" table:expression="$Sheet1.$#REF!$27"/>
        <table:named-expression table:name="footnote5" table:base-cell-address="$Sheet1.$I$32" table:expression="$Sheet1.$#REF!$30"/>
        <table:named-expression table:name="footnote6" table:base-cell-address="$Sheet1.$I$34" table:expression="$Sheet1.$#REF!$32"/>
        <table:named-expression table:name="footnote7" table:base-cell-address="$Sheet1.$I$46" table:expression="$Sheet1.$#REF!$44"/>
        <table:named-expression table:name="footnote8" table:base-cell-address="$Sheet1.$I$49" table:expression="$Sheet1.$#REF!$46"/>
        <table:named-expression table:name="footnote9" table:base-cell-address="$Sheet1.$I$73" table:expression="$Sheet1.$#REF!$6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29.09.2012</text:date>, <text:time>14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2:54:28.79</meta:creation-date>
    <dc:date>2012-09-29T14:20:36.16</dc:date>
    <meta:editing-duration>PT1H25M43S</meta:editing-duration>
    <meta:editing-cycles>6</meta:editing-cycles>
    <meta:generator>LibreOffice/3.4$Win32 LibreOffice_project/340m1$Build-402</meta:generator>
    <meta:document-statistic meta:table-count="3" meta:cell-count="685" meta:object-count="0"/>
  </office:meta>
</office:document-meta>
</file>